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Write</text:h>
                    <text:list>
                        <text:list-item>
                            <text:h text:style-name="Heading_20_2" text:outline-level="2">Description</text:h>
                        </text:list-item>
                    </text:list>
                </text:list-item>
            </text:list>

            <text:p text:style-name="Standard"><text:span>Writes data to a file, replacing the file if it already exists. Data can be a string or a blob.</text:span></text:p><text:p text:style-name="Standard"/>

            
                <text:list xml:id="list_FileWrite2" text:continue-numbering="true" text:continue-list="list_File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Write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text:p text:style-name="Standard"/>,
                                            <text:list xml:id="list_FileWrite7" text:continue-numbering="true" text:continue-list="list_FileWrite6"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The content to be written can be a string or a blob. If the content is a blob, the </text:span><text:span text:style-name="backtick">encoding</text:span><text:span> property is ignored.</text:span></text:p><text:p text:style-name="Standard"/>,
                                            <text:list xml:id="list_FileWrite8" text:continue-numbering="true" text:continue-list="list_FileWrite7"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content.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Write9" text:continue-numbering="true" text:continue-list="list_FileWri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Write10" text:continue-numbering="true" text:continue-list="list_FileWri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Write11" text:continue-numbering="true" text:continue-list="list_FileWri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Write12" text:continue-numbering="true" text:continue-list="list_FileWri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Write13" text:continue-numbering="true" text:continue-list="list_FileWri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Write3" text:continue-numbering="true" text:continue-list="list_FileWrite2" text:style-name="Outline">
                    <text:list-item>
                        <text:list>
                            <text:list-item>
                                <text:h text:style-name="Heading_20_2" text:outline-level="2">Inputs</text:h>
                            </text:list-item>
                        </text:list>
                    </text:list-item>
                </text:list>

                
                            <text:list xml:id="list_FileWri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Write4" text:continue-numbering="true" text:continue-list="list_FileWrite3" text:style-name="Outline">
                    <text:list-item>
                        <text:list>
                            <text:list-item>
                                <text:h text:style-name="Heading_20_2" text:outline-level="2">Outputs</text:h>
                            </text:list-item>
                        </text:list>
                    </text:list-item>
                </text:list>

                
                            <text:list xml:id="list_FileWri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FileWrite5" text:continue-numbering="true" text:continue-list="list_FileWrite4" text:style-name="Outline">
                        <text:list-item>
                            <text:list>
                                <text:list-item>
                                    <text:h text:style-name="Heading_20_2" text:outline-level="2">Examples</text:h>
                                </text:list-item>
                            </text:list>
                        </text:list-item>
                    </text:list>
                    <text:p text:style-name="Standard"/>
                    <text:list xml:id="list_FileWrite16" text:style-name="List_20_1">
                    <text:list-item>
                            <text:p text:style-name="List_20_1_20_Start">
                            <text:span><text:span text:style-name="T1">CSV</text:span></text:span>
                            </text:p>
                        </text:list-item>
                        
<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